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d316" officeooo:paragraph-rsid="0000d316" style:font-weight-asian="bold" style:font-weight-complex="bold"/>
    </style:style>
    <style:style style:name="P2" style:family="paragraph" style:parent-style-name="Standard">
      <style:text-properties fo:font-weight="bold" officeooo:rsid="0004ef28" officeooo:paragraph-rsid="0004ef28" style:font-weight-asian="bold" style:font-weight-complex="bold"/>
    </style:style>
    <style:style style:name="P3" style:family="paragraph" style:parent-style-name="Standard">
      <style:text-properties fo:font-weight="normal" officeooo:rsid="0000d316" officeooo:paragraph-rsid="0000d316" style:font-weight-asian="normal" style:font-weight-complex="normal"/>
    </style:style>
    <style:style style:name="P4" style:family="paragraph" style:parent-style-name="Standard">
      <style:text-properties fo:font-weight="normal" officeooo:rsid="0000d316" officeooo:paragraph-rsid="00038bc1" style:font-weight-asian="normal" style:font-weight-complex="normal"/>
    </style:style>
    <style:style style:name="P5" style:family="paragraph" style:parent-style-name="Standard">
      <style:text-properties fo:font-weight="normal" officeooo:rsid="0001c2bb" officeooo:paragraph-rsid="0001c2bb" style:font-weight-asian="normal" style:font-weight-complex="normal"/>
    </style:style>
    <style:style style:name="P6" style:family="paragraph" style:parent-style-name="Standard">
      <style:text-properties fo:font-weight="normal" officeooo:rsid="00038bc1" officeooo:paragraph-rsid="00038bc1" style:font-weight-asian="normal" style:font-weight-complex="normal"/>
    </style:style>
    <style:style style:name="P7" style:family="paragraph" style:parent-style-name="Standard">
      <style:text-properties fo:font-weight="normal" officeooo:rsid="00038bc1" officeooo:paragraph-rsid="0004ef28" style:font-weight-asian="normal" style:font-weight-complex="normal"/>
    </style:style>
    <style:style style:name="P8" style:family="paragraph" style:parent-style-name="Standard">
      <style:text-properties fo:font-weight="normal" officeooo:rsid="0004ef28" officeooo:paragraph-rsid="0004ef28" style:font-weight-asian="normal" style:font-weight-complex="normal"/>
    </style:style>
    <style:style style:name="P9" style:family="paragraph" style:parent-style-name="Standard">
      <style:text-properties fo:font-weight="normal" officeooo:rsid="00088cee" officeooo:paragraph-rsid="00088ce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8bc1"/>
    </style:style>
    <style:style style:name="T3" style:family="text">
      <style:text-properties officeooo:rsid="0004ef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esso a informação para pessoas com deficiencia visual no Brasil</text:p>
      <text:p text:style-name="P3">Hoje há vários projetos mantidos por organizações para que as pessoas com deficiencia visual possam estar se integrando a sociedade e possa adquirir o conhecimento e se atualizando as novidades do mundo em geral.</text:p>
      <text:p text:style-name="P3"/>
      <text:p text:style-name="P3"><text:span text:style-name="T1">FUNDAÇÃO DORINA NOWILL PARA CEGOS</text:span></text:p>
      <text:p text:style-name="P3"><text:a xlink:type="simple" xlink:href="https://www.fundacaodorina.org.br/" text:style-name="Internet_20_link" text:visited-style-name="Visited_20_Internet_20_Link">https://www.fundacaodorina.org.br/</text:a></text:p>
      <text:p text:style-name="P4">Uma organização fundada a mais de 70 anos para a inclusão de deficientes visuais a sociedade, possui grandes projetos como a Revista Falada, que é onde é lançado várias edições como um video de Youtube apenas saindo o áudio para que as pessoas que não possam enxergar, consigam ouvir e estar informados sobre as novidades da fundação e outras informações. </text:p>
      <text:p text:style-name="P4">A fundação também possui um acervo com livros em braile além de produzir gratuitamente sob encomenda algum livro que possa servir para a formação de uma pessoa com a deficiencia.</text:p>
      <text:p text:style-name="P6">A organização lançou a 3 anos atras a Dorinateca, com um acervo de 4.500 livros digitais sendo 700 deles destinados ao publico infantil, disponibilizando-os em 3 opções, a primeira é o livro falado, no caso o livro em áudio, a segunda opção é o livro no formato Daisy para pessoas que tem pouca visão, oferecendo tanto o formato áudio como a exibição de letras em uma fonte maior e a adaptação para a impressão em braile.</text:p>
      <text:p text:style-name="P3"/>
      <text:p text:style-name="P5">Localização: Brasília, DF</text:p>
      <text:p text:style-name="P3"/>
      <text:p text:style-name="P3">Link para os projetos:</text:p>
      <text:p text:style-name="P3">Revista Falada →<text:a xlink:type="simple" xlink:href="http://www.fundacaodorina.org.br/revistafalada/" text:style-name="Internet_20_link" text:visited-style-name="Visited_20_Internet_20_Link">http://www.fundacaodorina.org.br/revistafalada/</text:a> </text:p>
      <text:p text:style-name="P4">Livros em Braile → <text:a xlink:type="simple" xlink:href="https://www.fundacaodorina.org.br/atuacao/livros-acessiveis/" text:style-name="Internet_20_link" text:visited-style-name="Visited_20_Internet_20_Link"><text:span text:style-name="T2">https://www.fundacaodorina.org.br/atuacao/livros-acessiveis/</text:span></text:a><text:span text:style-name="T2"> </text:span></text:p>
      <text:p text:style-name="P6">Dorinateca → <text:a xlink:type="simple" xlink:href="http://www.dorinateca.org.br/" text:style-name="Internet_20_link" text:visited-style-name="Visited_20_Internet_20_Link">http://www.dorinateca.org.br/</text:a> </text:p>
      <text:p text:style-name="P3"/>
      <text:p text:style-name="P5"><text:span text:style-name="Strong_20_Emphasis">Biblioteca de Taguatinga</text:span> </text:p>
      <text:p text:style-name="P5">Também localizada em Brasília-DF, além de possuir um grande acervo com livros em braile, a biblioteca conta com a participação e o revezamento de 10 voluntários que mantém o local aberto das 8h as 17h, <text:span text:style-name="T2">as pessoas com deficiência visual podem pedir para que um voluntário possa ler um livro também, no caso dos livros que não há em braile pois também a biblioteca possui um acervo de livros comuns por ser uma biblioteca publica.</text:span></text:p>
      <text:p text:style-name="P5"/>
      <text:p text:style-name="P7">Link da Noticia → <text:a xlink:type="simple" xlink:href="http://g1.globo.com/distrito-federal/noticia/2015/10/unica-em-brasilia-biblioteca-publica-para-cegos-reune-2-mil-livros.html" text:style-name="Internet_20_link" text:visited-style-name="Visited_20_Internet_20_Link"><text:span text:style-name="T3">http://g1.globo.com/distrito-federal/noticia/2015/10/unica-em-brasilia-biblioteca-publica-para-cegos-reune-2-mil-livros.html</text:span></text:a></text:p>
      <text:p text:style-name="P7"/>
      <text:p text:style-name="P2">Biblioteca Louis Braile</text:p>
      <text:p text:style-name="P8"><text:a xlink:type="simple" xlink:href="http://centrocultural.sp.gov.br/site/desfrute/bibliotecas/biblioteca-louis-braille/" text:style-name="Internet_20_link" text:visited-style-name="Visited_20_Internet_20_Link">http://centrocultural.sp.gov.br/site/desfrute/bibliotecas/biblioteca-louis-braille/</text:a> <text:s/></text:p>
      <text:p text:style-name="P8">Localizada na grande São Paulo e mantida pela prefeitura, possui um acervo com cerca de 7.000 livros em braile e também audiolivros, tem um horario de funcionamento das 10h as 19h e possui um sistema e emprestimo de livro gratuito em parceria ao correios que pode encaminhar para qualquer lugar do brasil, para isso é necessário que a pessoa que deseja fazer a solicitação do empréstimo tenha um cadastro realizado via e-mail ou telefone.</text:p>
      <text:p text:style-name="P8"/>
      <text:p text:style-name="P6"/>
      <text:p text:style-name="P9">Documentação Extra: <text:a xlink:type="simple" xlink:href="http://snbp.culturadigital.br/wp-content/arquivos/2014/02/Bibliotecas-para-cegos-na-era-da-informação-diretrizes-de-desenvolvimento-IFLA.pdf" text:style-name="Internet_20_link" text:visited-style-name="Visited_20_Internet_20_Link">http://snbp.culturadigital.br/wp-content/arquivos/2014/02/Bibliotecas-para-cegos-na-era-da-informa%C3%A7%C3%A3o-diretrizes-de-desenvolvimento-IFLA.pdf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0:07:30.773000000</meta:creation-date>
    <dc:date>2018-01-06T10:39:43.633000000</dc:date>
    <meta:editing-duration>PT22M3S</meta:editing-duration>
    <meta:editing-cycles>4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19" meta:word-count="398" meta:character-count="2844" meta:non-whitespace-character-count="2458"/>
  </office:meta>
</office:document-meta>
</file>